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pitch="variable"/>
    <style:font-face style:name="Caladea" svg:font-family="Caladea" style:font-pitch="variable"/>
    <style:font-face style:name="Lato" svg:font-family="Lato" style:font-pitch="variable"/>
    <style:font-face style:name="Lato Heavy" svg:font-family="'Lato Heavy'" style:font-pitch="variable"/>
    <style:font-face style:name="Liberation Serif1" svg:font-family="'Liberation Serif'" style:font-pitch="variable"/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erif1" fo:font-weight="normal" officeooo:rsid="00173899" officeooo:paragraph-rsid="001812b6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Liberation Serif1" fo:font-weight="normal" officeooo:rsid="001812b6" officeooo:paragraph-rsid="001812b6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Caladea" fo:font-size="11pt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style:font-name="Lato" fo:font-size="11pt" style:font-size-asian="11pt" style:font-size-complex="11pt"/>
    </style:style>
    <style:style style:name="P5" style:family="paragraph" style:parent-style-name="Title">
      <style:text-properties style:font-name="Liberation Serif1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12b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uter Networks CSD304</text:p>
      <text:p text:style-name="P5">LAB 3 REPORT</text:p>
      <text:p text:style-name="P3"/>
      <text:p text:style-name="P3"><text:span text:style-name="T1">Members</text:span>:</text:p>
      <text:p text:style-name="P4">Mishita Kodnani 1410110246</text:p>
      <text:p text:style-name="P4">Nishank Saini 1410110266</text:p>
      <text:p text:style-name="P4">Pragya Chaturvedi 1410110289</text:p>
      <text:p text:style-name="P4">Sushant Bansal 1410110454</text:p>
      <text:p text:style-name="P4"/>
      <text:p text:style-name="P1">In this lab after implementing acknowledgements (<text:span text:style-name="T1">Stop and Wait Mechanism</text:span>) for packets over UDP. We observe that there is no difference between the file <text:span text:style-name="T2">size</text:span> sent by the server, and the file received by the client, <text:span text:style-name="T2">because of the acknowledgements sent by the client for each packet received. If a packet is lost in transit, the server re-transmits the packet and if the acknowledgement is lost, then too the server re-transmits but with the help of sequence number it can differentiate between a new packet and a duplicate packet.</text:span></text:p>
      <text:p text:style-name="P2"><draw:frame draw:style-name="fr1" draw:name="Object2" text:anchor-type="paragraph" svg:x="5.987cm" svg:y="-0.279cm" svg:width="13.012cm" svg:height="7.315cm" draw:z-index="1"><draw:object xlink:href="./Object 2" xlink:type="simple" xlink:show="embed" xlink:actuate="onLoad"/><draw:image xlink:href="./ObjectReplacements/Object 2" xlink:type="simple" xlink:show="embed" xlink:actuate="onLoad"/></draw:frame>A few observations regarding the <text:span text:style-name="T1">File Size Sent </text:span>and the <text:span text:style-name="T1">Data Rate</text:span>:</text:p>
      <text:p text:style-name="P2"/>
      <text:p text:style-name="P2"><draw:frame draw:style-name="fr1" draw:name="Object1" text:anchor-type="paragraph" svg:x="-0.159cm" svg:y="-0.238cm" svg:width="5.805cm" svg:height="3.4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><text:span text:style-name="T2">Here we can see as the file size grow the data rate increases initially, but as it reaches up a certain point, it starts to stabilize (almost). There a lot of factors affecting these values such as quality of link, distance of link, same device or different devices etc. 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pitch="variable"/>
    <style:font-face style:name="Caladea" svg:font-family="Caladea" style:font-pitch="variable"/>
    <style:font-face style:name="Lato" svg:font-family="Lato" style:font-pitch="variable"/>
    <style:font-face style:name="Lato Heavy" svg:font-family="'Lato Heavy'" style:font-pitch="variable"/>
    <style:font-face style:name="Liberation Serif1" svg:font-family="'Liberation Serif'" style:font-pitch="variable"/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8:54:04.893215143</meta:creation-date>
    <dc:date>2016-10-14T19:22:16.502019448</dc:date>
    <meta:editing-duration>PT28M10S</meta:editing-duration>
    <meta:editing-cycles>4</meta:editing-cycles>
    <meta:generator>LibreOffice/5.2.2.2$Linux_X86_64 LibreOffice_project/8f96e87c890bf8fa77463cd4b640a2312823f3ad</meta:generator>
    <meta:document-statistic meta:table-count="0" meta:image-count="0" meta:object-count="2" meta:page-count="1" meta:paragraph-count="10" meta:word-count="169" meta:character-count="1014" meta:non-whitespace-character-count="8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rlito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style:font-name="Carlito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le Size (MB)</text:p>
          </table:table-cell>
          <table:table-cell table:style-name="ce3" office:value-type="string" calcext:value-type="string">
            <text:p>Data Rate (bytes/ micro-second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9:17:18.931290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Noto Sans'" style:font-style-name="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11cm" svg:height="7.314cm" xlink:href="." xlink:type="simple" chart:class="chart:scatter" chart:style-name="ch1">
        <chart:title svg:x="4.226cm" svg:y="0.282cm" chart:style-name="ch2">
          <text:p>File Size vs Data Rate</text:p>
        </chart:title>
        <chart:subtitle svg:x="3.987cm" svg:y="1.313cm" chart:style-name="ch3">
          <text:p>MB vs bytes/micro-seconds</text:p>
        </chart:subtitle>
        <chart:plot-area chart:style-name="ch4" chart:data-source-has-labels="both" svg:x="1.065cm" svg:y="1.617cm" svg:width="10.213cm" svg:height="5.005cm">
          <chartooo:coordinate-region svg:x="1.872cm" svg:y="1.816cm" svg:width="9.126cm" svg:height="4.159cm"/>
          <chart:axis chart:dimension="x" chart:name="primary-x" chart:style-name="ch5" chartooo:axis-type="auto">
            <chart:title svg:x="5.492cm" svg:y="6.754cm" chart:style-name="ch6">
              <text:p>File Size</text:p>
            </chart:title>
            <chart:categories table:cell-range-address="local-table.$A$2:.$A$8"/>
          </chart:axis>
          <chart:axis chart:dimension="y" chart:name="primary-y" chart:style-name="ch5">
            <chart:title svg:x="0.245cm" svg:y="4.904cm" chart:style-name="ch7">
              <text:p>Data Rate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